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8f5e9"/>
    </style:style>
    <style:style style:name="T2" style:family="text">
      <style:text-properties officeooo:rsid="0009f35f"/>
    </style:style>
    <style:style style:name="T3" style:family="text">
      <style:text-properties officeooo:rsid="000a6466"/>
    </style:style>
    <style:style style:name="T4" style:family="text">
      <style:text-properties officeooo:rsid="000c463c"/>
    </style:style>
    <style:style style:name="T5" style:family="text">
      <style:text-properties officeooo:rsid="000d6031"/>
    </style:style>
    <style:style style:name="T6" style:family="text">
      <style:text-properties officeooo:rsid="000ed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 27 pdf</text:p>
      <text:p text:style-name="P2"/>
      <text:p text:style-name="P1">1 – Ultimo capoverso del T1; Tutto il brano T3; seconda colonna del T4; tutto il T5</text:p>
      <text:p text:style-name="P1"/>
      <text:p text:style-name="P1">3 – Dalle testimonianze si può vedere una dimensione spaziale orientata verso il basso <text:span text:style-name="T1">specialmente</text:span> quando si parla d<text:span text:style-name="T3">i cio che rappresentano le </text:span>trincee <text:span text:style-name="T3">pe</text:span>r i soldati: sono i<text:span text:style-name="T4">l posto in cui si "riposano"</text:span>, le loro unic<text:span text:style-name="T4">a possibilità di </text:span>salvezz<text:span text:style-name="T4">a</text:span> e il fatto stesso di vivere a contatto con la terra è una sorta di <text:span text:style-name="T4">paragone alla vita </text:span>di un animale, <text:span text:style-name="T4">come per evidenziare il fatto che vivevano come bestie</text:span>.</text:p>
      <text:p text:style-name="P1"/>
      <text:p text:style-name="P1">5- L'autore del brano t5 è probabilmente uno dei tantissimi soldati che ha <text:span text:style-name="T2">al massimo una semplice </text:span>istruzione elementare. <text:span text:style-name="T2">Colui che scrive se</text:span>mbra <text:span text:style-name="T2">volere</text:span> informare qualcuno <text:span text:style-name="T2">della situazione</text:span>, come i parent<text:span text:style-name="T2">i</text:span>.</text:p>
      <text:p text:style-name="P2"/>
      <text:p text:style-name="P1">7- Il termina guerra di posizione indica uno scontro dominato dal logoramento, <text:span text:style-name="T3">sia </text:span>fisico <text:span text:style-name="T3">che</text:span> mentale, che <text:span text:style-name="T3">avviene</text:span> in un'area <text:span text:style-name="T5">molto limitata</text:span> e <text:span text:style-name="T6">che</text:span> molto raramente vede un avanzamento dei fronti. La <text:span text:style-name="T6">caratteristica principale di questa guerra</text:span> sono le trincee, scavate e rinforzate nella terra, che diventano la casa e l'unico riparo dei soldati impegnati nei combattimenti <text:span text:style-name="T5">e nell'attesa del conflitto</text:span>.</text:p>
      <text:p text:style-name="P2"/>
      <text:p text:style-name="P2"/>
      <text:p text:style-name="P1">Pagina 29 pdf.</text:p>
      <text:p text:style-name="P1">1 – L'evento narrato della poesia tratta di un soldato, <text:span text:style-name="T5">rimasto</text:span> mutilato, che giace sofferente nella terra di nessuno e invoca vanamente l'aiuto di alcuni compagni che tuttavia sono impossibilitati a uscire dalla relativa sicurezza delle loro trincee. L'autore auspica al ferito una morte rapida, così che possa smettere di soffrire.</text:p>
      <text:p text:style-name="P2"/>
      <text:p text:style-name="P1">4- Quando si parla della morte di massa in un assalto, solitamente si fa riferimento alla mitragliatrice, che miete vittime sparando una miriade di colpi di fronte a se. Nel brano tratto da 'Niente di nuovo sul fronte occidentale' si fa invece riferimento alle esplosioni dei proiettili d'artiglieria che costringono il soldato a gettarsi a terra non appena sente il fischio del proiettile sibilare nell'aria.</text:p>
      <text:p text:style-name="P2"/>
      <text:p text:style-name="P1">6 – Con ' morte di massa' si intende il continuo susseguirsi degli assalti da trincea a trincea di interi battaglioni, che finivano decimati dal fuoco nemico <text:soft-page-break/>spesso prima di riuscire ad attraversare la terra di nessuno, facendo crescere in maniera esponenziale il numero delle perdite. Tale concetto è riassunto nel brano di Ernst Junger e in particolare nell'ultima frase: "La battaglia era un brutale scontro di masse"</text:p>
      <text:p text:style-name="P2"/>
      <text:p text:style-name="P2"/>
      <text:p text:style-name="P2"/>
      <text:p text:style-name="P1">Pag 31 pdf</text:p>
      <text:p text:style-name="P2"/>
      <text:p text:style-name="P1">1 - Le manifestazioni più frequenti della nevrosi di guerra sono: tremiti, sonno disturbato e interrotto da incubi di carattere bellico, reazioni esagerate all'accenno del minimo pericolo.</text:p>
      <text:p text:style-name="P2"/>
      <text:p text:style-name="P1">3 – Per coloro ai quali era effetivamente diagnosticato il disturbo, venivano solitamente prima internati in un ospedale e nei casi più gravi spediti al manicomio.</text:p>
      <text:p text:style-name="P2"/>
      <text:p text:style-name="P1">4 – Il dubbio nasce dalla reazione dei pazienti alle richieste dei dottori. Coloro che si rivelavano ostili o mentalmente impossibilitati a sostenere le varie prove della visita erano sospettati di simulazione perchè il paziente vero era solitamente collaborativo con chi doveva visitarli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39S</meta:editing-duration>
    <meta:editing-cycles>5</meta:editing-cycles>
    <meta:generator>LibreOffice/5.2.1.2$Windows_x86 LibreOffice_project/31dd62db80d4e60af04904455ec9c9219178d620</meta:generator>
    <dc:date>2017-10-20T10:29:21.966000000</dc:date>
    <meta:document-statistic meta:table-count="0" meta:image-count="0" meta:object-count="0" meta:page-count="2" meta:paragraph-count="13" meta:word-count="462" meta:character-count="2924" meta:non-whitespace-character-count="2468"/>
    <meta:user-defined meta:name="Info 1"/>
    <meta:user-defined meta:name="Info 2"/>
    <meta:user-defined meta:name="Info 3"/>
    <meta:user-defined meta:name="Info 4"/>
  </office:meta>
</office:document-meta>
</file>